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04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Valuation with Black Scholes Model - European - Asian - Bermudan/lib">
            <text:p>/Users/fries/Documents/Development/finmath experiments/spreadsheets/Monte Carlo Valuation with Black Scholes Model - European - Asian - Bermudan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2">
            <text:p>4.0.2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4" table:default-cell-style-name="ce12"/>
        <table:table-column table:style-name="co7" table:default-cell-style-name="ce28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3"/>
          <table:table-cell table:style-name="ce13" table:formula="of:=&quot;Monte Carlo Black Scholes Model: This sheet illustrates the use of the class &quot;&amp;[.F7]" office:value-type="string" office:string-value="Monte Carlo Black Scholes Model: This sheet illustrates the use of the class net.finmath.montecarlo.assetderivativevaluation.MonteCarloBlackScholesModel">
            <text:p>Monte Carlo Black Scholes Model: This sheet illustrates the use of the class net.finmath.montecarlo.assetderivativevaluation.MonteCarloBlackScholesModel</text:p>
          </table:table-cell>
          <table:table-cell table:style-name="ce13" table:number-columns-repeated="1022"/>
        </table:table-row>
        <table:table-row table:style-name="ro1">
          <table:table-cell table:style-name="ce14"/>
          <table:table-cell table:style-name="ce15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1">
          <table:table-cell table:style-name="ce14"/>
          <table:table-cell table:style-name="ce16"/>
          <table:table-cell table:style-name="ce1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>
            <text:p>Time Discretization</text:p>
          </table:table-cell>
          <table:table-cell table:style-name="ce17"/>
          <table:table-cell/>
          <table:table-cell table:style-name="ce17" office:value-type="string">
            <text:p>Monte Carlo Black Scholes Model</text:p>
          </table:table-cell>
          <table:table-cell table:style-name="ce17"/>
          <table:table-cell/>
          <table:table-cell table:style-name="ce17" office:value-type="string">
            <text:p>European Option</text:p>
          </table:table-cell>
          <table:table-cell table:style-name="ce17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5"/>
        </table:table-row>
        <table:table-row table:style-name="ro3">
          <table:table-cell/>
          <table:table-cell table:style-name="ce19" table:formula="of:=INFO.OBBA.OBBA.OBMAKE(&quot;td.start&quot;;&quot;double&quot;;[.C9])" office:value-type="string" office:string-value="td.start &#10;[4]">
            <text:p>td.start </text:p>
            <text:p>[4]</text:p>
          </table:table-cell>
          <table:table-cell office:value-type="float" office:value="0">
            <text:p>0</text:p>
          </table:table-cell>
          <table:table-cell/>
          <table:table-cell table:style-name="ce19" table:formula="of:=[.B14]" office:value-type="string" office:string-value="timeDiscretization &#10;[18]">
            <text:p>timeDiscretization </text:p>
            <text:p>[18]</text:p>
          </table:table-cell>
          <table:table-cell table:number-columns-repeated="2"/>
          <table:table-cell table:style-name="ce19" table:formula="of:=INFO.OBBA.OBBA.OBMAKE(&quot;optionMaturity&quot;;&quot;double&quot;;[.I9])" office:value-type="string" office:string-value="optionMaturity &#10;[8]">
            <text:p>optionMaturity </text:p>
            <text:p>[8]</text:p>
          </table:table-cell>
          <table:table-cell table:style-name="ce22" office:value-type="float" office:value="5">
            <text:p>5</text:p>
          </table:table-cell>
          <table:table-cell table:number-columns-repeated="1015"/>
        </table:table-row>
        <table:table-row table:style-name="ro3">
          <table:table-cell/>
          <table:table-cell table:style-name="ce19" table:formula="of:=INFO.OBBA.OBBA.OBMAKE(&quot;td.num&quot;;&quot;int&quot;;[.C10])" office:value-type="string" office:string-value="td.num &#10;[5]">
            <text:p>td.num </text:p>
            <text:p>[5]</text:p>
          </table:table-cell>
          <table:table-cell office:value-type="float" office:value="20">
            <text:p>20</text:p>
          </table:table-cell>
          <table:table-cell/>
          <table:table-cell table:style-name="ce19" table:formula="of:=INFO.OBBA.OBBA.OBMAKE(&quot;numberOfPaths&quot;;&quot;int&quot;;[.F10])" office:value-type="string" office:string-value="numberOfPaths &#10;[10]">
            <text:p>numberOfPaths </text:p>
            <text:p>[10]</text:p>
          </table:table-cell>
          <table:table-cell office:value-type="float" office:value="10000">
            <text:p>10000</text:p>
          </table:table-cell>
          <table:table-cell/>
          <table:table-cell table:style-name="ce19" table:formula="of:=INFO.OBBA.OBBA.OBMAKE(&quot;optionStrike&quot;;&quot;double&quot;;[.I10])" office:value-type="string" office:string-value="optionStrike &#10;[14]">
            <text:p>optionStrike </text:p>
            <text:p>[14]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3">
          <table:table-cell/>
          <table:table-cell table:style-name="ce19" table:formula="of:=INFO.OBBA.OBBA.OBMAKE(&quot;td.step&quot;;&quot;double&quot;;[.C11])" office:value-type="string" office:string-value="td.step &#10;[6]">
            <text:p>td.step </text:p>
            <text:p>[6]</text:p>
          </table:table-cell>
          <table:table-cell office:value-type="float" office:value="0.5">
            <text:p>0,5</text:p>
          </table:table-cell>
          <table:table-cell/>
          <table:table-cell table:style-name="ce19" table:formula="of:=INFO.OBBA.OBBA.OBMAKE(&quot;initialValue&quot;;&quot;double&quot;;[.F11])" office:value-type="string" office:string-value="initialValue &#10;[11]">
            <text:p>initialValue </text:p>
            <text:p>[11]</text:p>
          </table:table-cell>
          <table:table-cell table:style-name="ce22" office:value-type="float" office:value="100">
            <text:p>1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9" table:formula="of:=INFO.OBBA.OBBA.OBMAKE(&quot;riskFreeRate&quot;;&quot;double&quot;;[.F12])" office:value-type="string" office:string-value="riskFreeRate &#10;[12]">
            <text:p>riskFreeRate </text:p>
            <text:p>[12]</text:p>
          </table:table-cell>
          <table:table-cell table:style-name="ce23" office:value-type="percentage" office:value="0.05">
            <text:p>5%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5"/>
        </table:table-row>
        <table:table-row table:style-name="ro3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9" table:formula="of:=INFO.OBBA.OBBA.OBMAKE(&quot;volatility&quot;;&quot;double&quot;;[.F13])" office:value-type="string" office:string-value="volatility &#10;[13]">
            <text:p>volatility </text:p>
            <text:p>[13]</text:p>
          </table:table-cell>
          <table:table-cell table:style-name="ce24" office:value-type="percentage" office:value="0.2">
            <text:p>20%</text:p>
          </table:table-cell>
          <table:table-cell/>
          <table:table-cell table:style-name="ce19" table:formula="of:=INFO.OBBA.OBBA.OBMAKE(&quot;europeanOption&quot;;obLibs&amp;&quot;net.finmath.montecarlo.assetderivativevaluation.products.EuropeanOption&quot;;[.H9:.H10])" office:value-type="string" office:string-value="europeanOption &#10;[31]">
            <text:p>europeanOption </text:p>
            <text:p>[31]</text:p>
          </table:table-cell>
          <table:table-cell table:number-columns-repeated="1016"/>
        </table:table-row>
        <table:table-row table:style-name="ro4">
          <table:table-cell/>
          <table:table-cell table:style-name="ce19" table:formula="of:=INFO.OBBA.OBBA.OBMAKE(&quot;timeDiscretization&quot;;obLibs&amp;&quot;net.finmath.time.TimeDiscretization&quot;;[.B9:.B11])" office:value-type="string" office:string-value="timeDiscretization &#10;[18]">
            <text:p>timeDiscretization </text:p>
            <text:p>[18]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4">
          <table:table-cell table:number-columns-repeated="4"/>
          <table:table-cell table:style-name="ce19" table:formula="of:=INFO.OBBA.OBBA.OBMAKE(&quot;monteCarloBlackScholes&quot;;obLibs&amp;[.F7];[.E9:.E13])" office:value-type="string" office:string-value="monteCarloBlackScholes &#10;[26]">
            <text:p>monteCarloBlackScholes </text:p>
            <text:p>[26]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25" office:value-type="string">
            <text:p>Result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6" office:value-type="string">
            <text:p>Value:</text:p>
          </table:table-cell>
          <table:table-cell table:style-name="ce27" table:formula="of:=INFO.OBBA.OBBA.OBGET(INFO.OBBA.OBBA.OBCALL(&quot;&quot;;[.H13];&quot;getValue&quot;;[.$E$16]))" office:value-type="float" office:value="18.7754653017931">
            <text:p>18,775</text:p>
          </table:table-cell>
          <table:table-cell table:formula="of:=INFO.OBBA.OBBA.OBGET(INFO.OBBA.OBBA.OBCALL(&quot;&quot;;[.H13];&quot;getValues&quot;;[.$E$16]))" office:value-type="string" office:string-value="{error=0.3547774064989867, value=18.7754653017931}">
            <text:p>{error=0.3547774064989867, value=18.7754653017931}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6" office:value-type="string">
            <text:p>Analytic Benchmark Value:</text:p>
          </table:table-cell>
          <table:table-cell table:style-name="ce27" table:formula="of:=INFO.OBBA.OBBA.OBGET(INFO.OBBA.OBBA.OBCALL(&quot;&quot;;obLibs&amp;&quot;net.finmath.functions.AnalyticFormulas&quot;;&quot;blackScholesOptionValue&quot;;[.E11];[.E12];[.E13];[.H9];[.H10]))" office:value-type="float" office:value="18.8151403570351">
            <text:p>18,815</text:p>
          </table:table-cell>
          <table:table-cell table:number-columns-repeated="1015"/>
        </table:table-row>
        <table:table-row table:style-name="ro1">
          <table:table-cell table:number-columns-repeated="4"/>
          <table:table-cell>
            <draw:frame table:end-cell-address="MonteCarloBlackScholes.H36" table:end-x="0.004cm" table:end-y="0.025cm" draw:z-index="1" draw:name="Chart 2" draw:style-name="gr1" svg:width="8.474cm" svg:height="6.001cm" svg:x="0.003cm" svg:y="0.375cm">
              <draw:object draw:notify-on-update-of-ranges="MonteCarloBlackScholes.E39:MonteCarloBlackScholes.E59 MonteCarloBlackScholes.F39:MonteCarloBlackScholes.F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>
            <draw:frame table:end-cell-address="MonteCarloBlackScholes.K36" table:end-x="0.003cm" table:end-y="0.025cm" draw:z-index="0" draw:name="Chart 1" draw:style-name="gr1" svg:width="8.473cm" svg:height="6.001cm" svg:x="0.003cm" svg:y="0.375cm">
              <draw:object draw:notify-on-update-of-ranges="MonteCarloBlackScholes.B39:MonteCarloBlackScholes.B288 MonteCarloBlackScholes.C39:MonteCarloBlackScholes.C2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3">
          <table:table-cell/>
          <table:table-cell table:style-name="ce19" table:formula="of:=INFO.OBBA.OBBA.OBCALL(&quot;underlyingValue&quot;;[.E16];&quot;getAssetValue&quot;;[.H9];INFO.OBBA.OBBA.OBMAKE(&quot;&quot;;&quot;int&quot;;0))" office:value-type="string" office:string-value="underlyingValue &#10;[28]">
            <text:p>underlyingValue </text:p>
            <text:p>[28]</text:p>
          </table:table-cell>
          <table:table-cell table:style-name="ce19" table:formula="of:=INFO.OBBA.OBBA.OBCALL(&quot;optionValues&quot;;[.H13];&quot;getValue&quot;;INFO.OBBA.OBBA.OBMAKE(&quot;&quot;;&quot;double&quot;;0);[.$E$16])" office:value-type="string" office:string-value="optionValues &#10;[36]">
            <text:p>optionValues </text:p>
            <text:p>[36]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21" office:value-type="float" office:value="15">
            <text:p>15</text:p>
          </table:table-cell>
          <table:table-cell table:style-name="ce21" office:value-type="string">
            <text:p>Histogram</text:p>
          </table:table-cell>
          <table:table-cell table:number-columns-repeated="1018"/>
        </table:table-row>
        <table:table-row table:style-name="ro1">
          <table:table-cell/>
          <table:table-cell table:style-name="ce20" table:number-matrix-columns-spanned="1" table:number-matrix-rows-spanned="250" table:formula="of:=TRANSPOSE(INFO.OBBA.OBBA.OBGET(INFO.OBBA.OBBA.OBCALL(&quot;&quot;;[.B37];&quot;getRealizations&quot;)))" office:value-type="float" office:value="74.7962632612591">
            <text:p>74,8</text:p>
          </table:table-cell>
          <table:table-cell table:style-name="ce20" table:number-matrix-columns-spanned="1" table:number-matrix-rows-spanned="250" table:formula="of:=TRANSPOSE(INFO.OBBA.OBBA.OBGET(INFO.OBBA.OBBA.OBCALL(&quot;&quot;;[.C37];&quot;getRealizations&quot;)))" office:value-type="float" office:value="0">
            <text:p>0,0</text:p>
          </table:table-cell>
          <table:table-cell/>
          <table:table-cell table:style-name="ce21" office:value-type="float" office:value="0">
            <text:p>0</text:p>
          </table:table-cell>
          <table:table-cell table:style-name="ce21" table:number-matrix-columns-spanned="1" table:number-matrix-rows-spanned="21" table:formula="of:=FREQUENCY([.B39:.B288];[.E39:.E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93.0083693371148">
            <text:p>93,0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39]+[.$E$38]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2.4262587259132">
            <text:p>52,4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0]+[.$E$38]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00.46520306894">
            <text:p>100,5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1]+[.$E$38]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07.248319797215">
            <text:p>207,2</text:p>
          </table:table-cell>
          <table:table-cell table:style-name="ce20" office:value-type="float" office:value="64.0550558643786">
            <text:p>64,1</text:p>
          </table:table-cell>
          <table:table-cell/>
          <table:table-cell table:style-name="ce21" table:formula="of:=[.E42]+[.$E$38]" office:value-type="float" office:value="60">
            <text:p>60</text:p>
          </table:table-cell>
          <table:table-cell table:style-name="ce21" office:value-type="float" office:value="14">
            <text:p>1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0.133257533941">
            <text:p>110,1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3]+[.$E$38]" office:value-type="float" office:value="75">
            <text:p>75</text:p>
          </table:table-cell>
          <table:table-cell table:style-name="ce21" office:value-type="float" office:value="29">
            <text:p>29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6.0942593329034">
            <text:p>56,1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4]+[.$E$38]" office:value-type="float" office:value="90">
            <text:p>90</text:p>
          </table:table-cell>
          <table:table-cell table:style-name="ce21" office:value-type="float" office:value="30">
            <text:p>3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67.8578868500795">
            <text:p>67,9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5]+[.$E$38]" office:value-type="float" office:value="105">
            <text:p>105</text:p>
          </table:table-cell>
          <table:table-cell table:style-name="ce21" office:value-type="float" office:value="36">
            <text:p>3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6.881510090612">
            <text:p>146,9</text:p>
          </table:table-cell>
          <table:table-cell table:style-name="ce20" office:value-type="float" office:value="17.0413371933534">
            <text:p>17,0</text:p>
          </table:table-cell>
          <table:table-cell/>
          <table:table-cell table:style-name="ce21" table:formula="of:=[.E46]+[.$E$38]" office:value-type="float" office:value="120">
            <text:p>120</text:p>
          </table:table-cell>
          <table:table-cell table:style-name="ce21" office:value-type="float" office:value="26">
            <text:p>2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24.398092909264">
            <text:p>124,4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7]+[.$E$38]" office:value-type="float" office:value="135">
            <text:p>135</text:p>
          </table:table-cell>
          <table:table-cell table:style-name="ce21" office:value-type="float" office:value="27">
            <text:p>27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46.7542114904943">
            <text:p>46,8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8]+[.$E$38]" office:value-type="float" office:value="150">
            <text:p>150</text:p>
          </table:table-cell>
          <table:table-cell table:style-name="ce21" office:value-type="float" office:value="19">
            <text:p>19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81.7141636934347">
            <text:p>81,7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9]+[.$E$38]" office:value-type="float" office:value="165">
            <text:p>165</text:p>
          </table:table-cell>
          <table:table-cell table:style-name="ce21" office:value-type="float" office:value="16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0.2159537264171">
            <text:p>50,2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0]+[.$E$38]" office:value-type="float" office:value="180">
            <text:p>180</text:p>
          </table:table-cell>
          <table:table-cell table:style-name="ce21" office:value-type="float" office:value="15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4.210988212773">
            <text:p>114,2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1]+[.$E$38]" office:value-type="float" office:value="195">
            <text:p>195</text:p>
          </table:table-cell>
          <table:table-cell table:style-name="ce21" office:value-type="float" office:value="6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30.50491795766">
            <text:p>130,5</text:p>
          </table:table-cell>
          <table:table-cell table:style-name="ce20" office:value-type="float" office:value="4.28723441616955">
            <text:p>4,3</text:p>
          </table:table-cell>
          <table:table-cell/>
          <table:table-cell table:style-name="ce21" table:formula="of:=[.E52]+[.$E$38]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08.852201318182">
            <text:p>108,9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3]+[.$E$38]" office:value-type="float" office:value="225">
            <text:p>225</text:p>
          </table:table-cell>
          <table:table-cell table:style-name="ce21" office:value-type="float" office:value="6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1.503347546183">
            <text:p>141,5</text:p>
          </table:table-cell>
          <table:table-cell table:style-name="ce20" office:value-type="float" office:value="12.8528199922666">
            <text:p>12,9</text:p>
          </table:table-cell>
          <table:table-cell/>
          <table:table-cell table:style-name="ce21" table:formula="of:=[.E54]+[.$E$38]" office:value-type="float" office:value="240">
            <text:p>240</text:p>
          </table:table-cell>
          <table:table-cell table:style-name="ce21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6.6843629666837">
            <text:p>76,7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5]+[.$E$38]" office:value-type="float" office:value="255">
            <text:p>255</text:p>
          </table:table-cell>
          <table:table-cell table:style-name="ce21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98.8155741582596">
            <text:p>98,8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6]+[.$E$38]" office:value-type="float" office:value="270">
            <text:p>270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71.766793243928">
            <text:p>171,8</text:p>
          </table:table-cell>
          <table:table-cell table:style-name="ce20" office:value-type="float" office:value="36.4220152001098">
            <text:p>36,4</text:p>
          </table:table-cell>
          <table:table-cell/>
          <table:table-cell table:style-name="ce21" table:formula="of:=[.E57]+[.$E$38]" office:value-type="float" office:value="285">
            <text:p>285</text:p>
          </table:table-cell>
          <table:table-cell table:style-name="ce21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9.3025363614558">
            <text:p>79,3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8]+[.$E$38]" office:value-type="float" office:value="300">
            <text:p>300</text:p>
          </table:table-cell>
          <table:table-cell table:style-name="ce2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1.207713509102">
            <text:p>141,2</text:p>
          </table:table-cell>
          <table:table-cell table:style-name="ce20" office:value-type="float" office:value="12.6225799726854">
            <text:p>1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6.331328827297">
            <text:p>206,3</text:p>
          </table:table-cell>
          <table:table-cell table:style-name="ce20" office:value-type="float" office:value="63.3409025789369">
            <text:p>63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625811971512">
            <text:p>125,6</text:p>
          </table:table-cell>
          <table:table-cell table:style-name="ce20" office:value-type="float" office:value="0.4873828534689">
            <text:p>0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7.2423664455184">
            <text:p>67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7.326224866528">
            <text:p>207,3</text:p>
          </table:table-cell>
          <table:table-cell table:style-name="ce20" office:value-type="float" office:value="64.1157283933649">
            <text:p>64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438832050284">
            <text:p>125,4</text:p>
          </table:table-cell>
          <table:table-cell table:style-name="ce20" office:value-type="float" office:value="0.341762744397937">
            <text:p>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8.2558264600366">
            <text:p>68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1.1923261073962">
            <text:p>81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6894635621295">
            <text:p>96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9.8799597918084">
            <text:p>79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281796941079">
            <text:p>90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3130060600819">
            <text:p>82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0.495630163657">
            <text:p>170,5</text:p>
          </table:table-cell>
          <table:table-cell table:style-name="ce20" office:value-type="float" office:value="35.432032397783">
            <text:p>35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5.8251786526677">
            <text:p>55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0.189127855455">
            <text:p>110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664665145091">
            <text:p>11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7.6207043192276">
            <text:p>87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3.760470296769">
            <text:p>103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024123327939">
            <text:p>125,0</text:p>
          </table:table-cell>
          <table:table-cell table:style-name="ce20" office:value-type="float" office:value="0.0187872666892215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219255988081">
            <text:p>116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5.63188578468">
            <text:p>115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7.386709651934">
            <text:p>207,4</text:p>
          </table:table-cell>
          <table:table-cell table:style-name="ce20" office:value-type="float" office:value="64.1628339916025">
            <text:p>64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9.296164426705">
            <text:p>139,3</text:p>
          </table:table-cell>
          <table:table-cell table:style-name="ce20" office:value-type="float" office:value="11.1338640504355">
            <text:p>11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519669073286">
            <text:p>88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093019823173">
            <text:p>8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4.3533854910831">
            <text:p>74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2.480976674788">
            <text:p>142,5</text:p>
          </table:table-cell>
          <table:table-cell table:style-name="ce20" office:value-type="float" office:value="13.6141983231775">
            <text:p>13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423815976731">
            <text:p>101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3296039349693">
            <text:p>72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504708952053">
            <text:p>162,5</text:p>
          </table:table-cell>
          <table:table-cell table:style-name="ce20" office:value-type="float" office:value="29.2086967007241">
            <text:p>29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7661945227537">
            <text:p>82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4.865929241184">
            <text:p>144,9</text:p>
          </table:table-cell>
          <table:table-cell table:style-name="ce20" office:value-type="float" office:value="15.4716012494749">
            <text:p>15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2615244006372">
            <text:p>96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4.708516620132">
            <text:p>134,7</text:p>
          </table:table-cell>
          <table:table-cell table:style-name="ce20" office:value-type="float" office:value="7.56100034622055">
            <text:p>7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454698009819">
            <text:p>129,5</text:p>
          </table:table-cell>
          <table:table-cell table:style-name="ce20" office:value-type="float" office:value="3.46932229839338">
            <text:p>3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1565830796878">
            <text:p>88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0.199088295267">
            <text:p>60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6.137153901335">
            <text:p>36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0.925924556398">
            <text:p>120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2.044848393887">
            <text:p>12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653777761545">
            <text:p>179,7</text:p>
          </table:table-cell>
          <table:table-cell table:style-name="ce20" office:value-type="float" office:value="42.5644049185019">
            <text:p>4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8710605912711">
            <text:p>82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4.037719032488">
            <text:p>154,0</text:p>
          </table:table-cell>
          <table:table-cell table:style-name="ce20" office:value-type="float" office:value="22.6145983211089">
            <text:p>2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0.3010238953646">
            <text:p>80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7.9453292667369">
            <text:p>57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5.6668564244163">
            <text:p>75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9.9726344181769">
            <text:p>70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4.255849380964">
            <text:p>114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8.53632438749">
            <text:p>128,5</text:p>
          </table:table-cell>
          <table:table-cell table:style-name="ce20" office:value-type="float" office:value="2.75409220217203">
            <text:p>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9.171444710521">
            <text:p>109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7.4592652281536">
            <text:p>57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6.9917502948328">
            <text:p>47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2137851414631">
            <text:p>70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694702106407">
            <text:p>101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4862695066843">
            <text:p>94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9923963906069">
            <text:p>96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314910633484">
            <text:p>158,3</text:p>
          </table:table-cell>
          <table:table-cell table:style-name="ce20" office:value-type="float" office:value="25.945678489311">
            <text:p>25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5986126517171">
            <text:p>72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1.2298672942391">
            <text:p>61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1.9696838129268">
            <text:p>6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703667534824">
            <text:p>145,7</text:p>
          </table:table-cell>
          <table:table-cell table:style-name="ce20" office:value-type="float" office:value="16.1240324885706">
            <text:p>16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555453501971">
            <text:p>12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9.5675965682806">
            <text:p>99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090770064678">
            <text:p>11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6.2893074379934">
            <text:p>56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7775886340231">
            <text:p>65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5.7472408530648">
            <text:p>75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4.061641099234">
            <text:p>174,1</text:p>
          </table:table-cell>
          <table:table-cell table:style-name="ce20" office:value-type="float" office:value="38.2092445068514">
            <text:p>38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6.518636692537">
            <text:p>146,5</text:p>
          </table:table-cell>
          <table:table-cell table:style-name="ce20" office:value-type="float" office:value="16.7587311067769">
            <text:p>16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25280446272">
            <text:p>107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3.2063127228529">
            <text:p>73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5.9888170632986">
            <text:p>46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0968890445485">
            <text:p>70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6.545069603253">
            <text:p>136,5</text:p>
          </table:table-cell>
          <table:table-cell table:style-name="ce20" office:value-type="float" office:value="8.99130924762763">
            <text:p>9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025809083941">
            <text:p>130,0</text:p>
          </table:table-cell>
          <table:table-cell table:style-name="ce20" office:value-type="float" office:value="3.91410405014034">
            <text:p>3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5.500044548888">
            <text:p>295,5</text:p>
          </table:table-cell>
          <table:table-cell table:style-name="ce20" office:value-type="float" office:value="132.785568208384">
            <text:p>13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4.170374119769">
            <text:p>244,2</text:p>
          </table:table-cell>
          <table:table-cell table:style-name="ce20" office:value-type="float" office:value="92.8099806833886">
            <text:p>9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2.7263154689112">
            <text:p>52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9.1049186840608">
            <text:p>89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762575225563">
            <text:p>158,8</text:p>
          </table:table-cell>
          <table:table-cell table:style-name="ce20" office:value-type="float" office:value="26.294320024176">
            <text:p>26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58503826352">
            <text:p>11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774739290565">
            <text:p>179,8</text:p>
          </table:table-cell>
          <table:table-cell table:style-name="ce20" office:value-type="float" office:value="42.6586098520243">
            <text:p>42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2226050231473">
            <text:p>94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593234198625">
            <text:p>151,6</text:p>
          </table:table-cell>
          <table:table-cell table:style-name="ce20" office:value-type="float" office:value="20.71083161829">
            <text:p>20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7.520829634888">
            <text:p>137,5</text:p>
          </table:table-cell>
          <table:table-cell table:style-name="ce20" office:value-type="float" office:value="9.75123192435461">
            <text:p>9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347262681513">
            <text:p>145,3</text:p>
          </table:table-cell>
          <table:table-cell table:style-name="ce20" office:value-type="float" office:value="15.8464641097221">
            <text:p>15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1152164262714">
            <text:p>8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4582384076357">
            <text:p>82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613811214164">
            <text:p>130,6</text:p>
          </table:table-cell>
          <table:table-cell table:style-name="ce20" office:value-type="float" office:value="4.37204056960572">
            <text:p>4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65037413175">
            <text:p>158,7</text:p>
          </table:table-cell>
          <table:table-cell table:style-name="ce20" office:value-type="float" office:value="26.2069377244524">
            <text:p>26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3.239401638636">
            <text:p>293,2</text:p>
          </table:table-cell>
          <table:table-cell table:style-name="ce20" office:value-type="float" office:value="131.024977739634">
            <text:p>131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8.569205204937">
            <text:p>138,6</text:p>
          </table:table-cell>
          <table:table-cell table:style-name="ce20" office:value-type="float" office:value="10.5677076392615">
            <text:p>10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5.9616298739304">
            <text:p>86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421692020174">
            <text:p>162,4</text:p>
          </table:table-cell>
          <table:table-cell table:style-name="ce20" office:value-type="float" office:value="29.1440430491687">
            <text:p>29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2.0167937967265">
            <text:p>6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0.777854129767">
            <text:p>150,8</text:p>
          </table:table-cell>
          <table:table-cell table:style-name="ce20" office:value-type="float" office:value="20.075812982163">
            <text:p>20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2940605159585">
            <text:p>98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6.2868177540281">
            <text:p>36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7857344048162">
            <text:p>82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5117069906753">
            <text:p>98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9.5616676301151">
            <text:p>39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1.045651893504">
            <text:p>171,0</text:p>
          </table:table-cell>
          <table:table-cell table:style-name="ce20" office:value-type="float" office:value="35.8603897516944">
            <text:p>35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8.166215581259">
            <text:p>178,2</text:p>
          </table:table-cell>
          <table:table-cell table:style-name="ce20" office:value-type="float" office:value="41.4058903276279">
            <text:p>41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9657875453755">
            <text:p>98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0.875459328114">
            <text:p>60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042786991367">
            <text:p>129,0</text:p>
          </table:table-cell>
          <table:table-cell table:style-name="ce20" office:value-type="float" office:value="3.14852567466784">
            <text:p>3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0450601047413">
            <text:p>9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5.415819656737">
            <text:p>175,4</text:p>
          </table:table-cell>
          <table:table-cell table:style-name="ce20" office:value-type="float" office:value="39.2638798278536">
            <text:p>39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207359320536">
            <text:p>145,2</text:p>
          </table:table-cell>
          <table:table-cell table:style-name="ce20" office:value-type="float" office:value="15.7375072626389">
            <text:p>15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093098462766">
            <text:p>129,1</text:p>
          </table:table-cell>
          <table:table-cell table:style-name="ce20" office:value-type="float" office:value="3.18770828799065">
            <text:p>3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5.16605008868">
            <text:p>155,2</text:p>
          </table:table-cell>
          <table:table-cell table:style-name="ce20" office:value-type="float" office:value="23.4933434312351">
            <text:p>23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925371889634">
            <text:p>102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8.433477968875">
            <text:p>248,4</text:p>
          </table:table-cell>
          <table:table-cell table:style-name="ce20" office:value-type="float" office:value="96.1300892993872">
            <text:p>96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6.754725636369">
            <text:p>166,8</text:p>
          </table:table-cell>
          <table:table-cell table:style-name="ce20" office:value-type="float" office:value="32.518613022536">
            <text:p>32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7846481768852">
            <text:p>96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820139544036">
            <text:p>111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5364280090986">
            <text:p>82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661108014523">
            <text:p>12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3.612490293303">
            <text:p>133,6</text:p>
          </table:table-cell>
          <table:table-cell table:style-name="ce20" office:value-type="float" office:value="6.70741418461895">
            <text:p>6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412191914897">
            <text:p>117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2.063710870812">
            <text:p>182,1</text:p>
          </table:table-cell>
          <table:table-cell table:style-name="ce20" office:value-type="float" office:value="44.441262711149">
            <text:p>44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6.482702679428">
            <text:p>156,5</text:p>
          </table:table-cell>
          <table:table-cell table:style-name="ce20" office:value-type="float" office:value="24.5187534999429">
            <text:p>24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167706001539">
            <text:p>116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9.461150358714">
            <text:p>199,5</text:p>
          </table:table-cell>
          <table:table-cell table:style-name="ce20" office:value-type="float" office:value="57.9904022077638">
            <text:p>58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3.6777218955417">
            <text:p>6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9.224466311814">
            <text:p>209,2</text:p>
          </table:table-cell>
          <table:table-cell table:style-name="ce20" office:value-type="float" office:value="65.5940803174121">
            <text:p>65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03767609872">
            <text:p>107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3.148348637961">
            <text:p>223,1</text:p>
          </table:table-cell>
          <table:table-cell table:style-name="ce20" office:value-type="float" office:value="76.4380107764094">
            <text:p>76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6.600683283844">
            <text:p>236,6</text:p>
          </table:table-cell>
          <table:table-cell table:style-name="ce20" office:value-type="float" office:value="86.9146995327612">
            <text:p>8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3662537011542">
            <text:p>83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5.64145346462">
            <text:p>105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6984371376466">
            <text:p>72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683209872482">
            <text:p>12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3487554512827">
            <text:p>92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1.8294041057357">
            <text:p>91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6.753925956393">
            <text:p>206,8</text:p>
          </table:table-cell>
          <table:table-cell table:style-name="ce20" office:value-type="float" office:value="63.6700215540007">
            <text:p>63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3.481664614254">
            <text:p>103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049190956153">
            <text:p>124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3.6357278028717">
            <text:p>6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6.892365723798">
            <text:p>106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2.733893447757">
            <text:p>192,7</text:p>
          </table:table-cell>
          <table:table-cell table:style-name="ce20" office:value-type="float" office:value="52.7512092575881">
            <text:p>5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7.1006354444901">
            <text:p>77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1.3067356912759">
            <text:p>41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254745328985">
            <text:p>145,3</text:p>
          </table:table-cell>
          <table:table-cell table:style-name="ce20" office:value-type="float" office:value="15.7744115231256">
            <text:p>15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067404176016">
            <text:p>188,1</text:p>
          </table:table-cell>
          <table:table-cell table:style-name="ce20" office:value-type="float" office:value="49.116943758562">
            <text:p>49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6212636990629">
            <text:p>90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28.233160127836">
            <text:p>328,2</text:p>
          </table:table-cell>
          <table:table-cell table:style-name="ce20" office:value-type="float" office:value="158.278144253635">
            <text:p>158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367906932633">
            <text:p>125,4</text:p>
          </table:table-cell>
          <table:table-cell table:style-name="ce20" office:value-type="float" office:value="0.286526207232083">
            <text:p>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2.762075710267">
            <text:p>112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9.783692366855">
            <text:p>259,8</text:p>
          </table:table-cell>
          <table:table-cell table:style-name="ce20" office:value-type="float" office:value="104.969645160562">
            <text:p>105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875361284853">
            <text:p>162,9</text:p>
          </table:table-cell>
          <table:table-cell table:style-name="ce20" office:value-type="float" office:value="29.4973610277562">
            <text:p>29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2.981004376676">
            <text:p>173,0</text:p>
          </table:table-cell>
          <table:table-cell table:style-name="ce20" office:value-type="float" office:value="37.3676437811075">
            <text:p>37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605200846338">
            <text:p>8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5.612303891797">
            <text:p>165,6</text:p>
          </table:table-cell>
          <table:table-cell table:style-name="ce20" office:value-type="float" office:value="31.6288940732654">
            <text:p>31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8.624982323343">
            <text:p>198,6</text:p>
          </table:table-cell>
          <table:table-cell table:style-name="ce20" office:value-type="float" office:value="57.3391938870379">
            <text:p>5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2.212494826334">
            <text:p>142,2</text:p>
          </table:table-cell>
          <table:table-cell table:style-name="ce20" office:value-type="float" office:value="13.4051044493611">
            <text:p>13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354467244081">
            <text:p>125,4</text:p>
          </table:table-cell>
          <table:table-cell table:style-name="ce20" office:value-type="float" office:value="0.276059367263119">
            <text:p>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362613773586">
            <text:p>123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2.360629794318">
            <text:p>292,4</text:p>
          </table:table-cell>
          <table:table-cell table:style-name="ce20" office:value-type="float" office:value="130.340589539138">
            <text:p>13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6.194951924727">
            <text:p>86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2027261671045">
            <text:p>92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3.888791973262">
            <text:p>173,9</text:p>
          </table:table-cell>
          <table:table-cell table:style-name="ce20" office:value-type="float" office:value="38.0746294721916">
            <text:p>38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5.852102738592">
            <text:p>175,9</text:p>
          </table:table-cell>
          <table:table-cell table:style-name="ce20" office:value-type="float" office:value="39.6036574336426">
            <text:p>39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944754139151">
            <text:p>111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00608065573">
            <text:p>130,0</text:p>
          </table:table-cell>
          <table:table-cell table:style-name="ce20" office:value-type="float" office:value="3.89873953480104">
            <text:p>3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69131305244">
            <text:p>151,7</text:p>
          </table:table-cell>
          <table:table-cell table:style-name="ce20" office:value-type="float" office:value="20.7872155064446">
            <text:p>20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844128690469">
            <text:p>131,8</text:p>
          </table:table-cell>
          <table:table-cell table:style-name="ce20" office:value-type="float" office:value="5.33021278357853">
            <text:p>5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6.8028998742767">
            <text:p>76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152519258671">
            <text:p>102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271857214316">
            <text:p>111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627162867698">
            <text:p>116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9.1751587900028">
            <text:p>69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7.7845885917675">
            <text:p>47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5.9348193136452">
            <text:p>85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0.895441240116">
            <text:p>210,9</text:p>
          </table:table-cell>
          <table:table-cell table:style-name="ce20" office:value-type="float" office:value="66.8954369000659">
            <text:p>6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233986268219">
            <text:p>117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8.1458496709065">
            <text:p>5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482466836434">
            <text:p>118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1.733848962334">
            <text:p>121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5258048379637">
            <text:p>95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0.333780485441">
            <text:p>200,3</text:p>
          </table:table-cell>
          <table:table-cell table:style-name="ce20" office:value-type="float" office:value="58.6700072337906">
            <text:p>58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9.76125838157">
            <text:p>219,8</text:p>
          </table:table-cell>
          <table:table-cell table:style-name="ce20" office:value-type="float" office:value="73.8001422323985">
            <text:p>73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7.0144033825427">
            <text:p>67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3.016359566601">
            <text:p>213,0</text:p>
          </table:table-cell>
          <table:table-cell table:style-name="ce20" office:value-type="float" office:value="68.5472097535633">
            <text:p>68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1.330815664331">
            <text:p>231,3</text:p>
          </table:table-cell>
          <table:table-cell table:style-name="ce20" office:value-type="float" office:value="82.8105225040021">
            <text:p>8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6.5269318823905">
            <text:p>66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1035919783335">
            <text:p>65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389402074651">
            <text:p>188,4</text:p>
          </table:table-cell>
          <table:table-cell table:style-name="ce20" office:value-type="float" office:value="49.3677159741665">
            <text:p>49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6.6053112169075">
            <text:p>86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9.615796506072">
            <text:p>149,6</text:p>
          </table:table-cell>
          <table:table-cell table:style-name="ce20" office:value-type="float" office:value="19.1708015948554">
            <text:p>19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6.6794398198706">
            <text:p>76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7402783210887">
            <text:p>72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4.435170008867">
            <text:p>294,4</text:p>
          </table:table-cell>
          <table:table-cell table:style-name="ce20" office:value-type="float" office:value="131.956243082742">
            <text:p>132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171559791788">
            <text:p>95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4.200270922742">
            <text:p>224,2</text:p>
          </table:table-cell>
          <table:table-cell table:style-name="ce20" office:value-type="float" office:value="77.2572486755273">
            <text:p>7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2.559534672865">
            <text:p>232,6</text:p>
          </table:table-cell>
          <table:table-cell table:style-name="ce20" office:value-type="float" office:value="83.7674498300232">
            <text:p>83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8.014651836394">
            <text:p>168,0</text:p>
          </table:table-cell>
          <table:table-cell table:style-name="ce20" office:value-type="float" office:value="33.4998445337274">
            <text:p>33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2.645716496414">
            <text:p>112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344897913887">
            <text:p>151,3</text:p>
          </table:table-cell>
          <table:table-cell table:style-name="ce20" office:value-type="float" office:value="20.5174271252717">
            <text:p>20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187887552993">
            <text:p>131,2</text:p>
          </table:table-cell>
          <table:table-cell table:style-name="ce20" office:value-type="float" office:value="4.81913167182873">
            <text:p>4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0.614644544245">
            <text:p>140,6</text:p>
          </table:table-cell>
          <table:table-cell table:style-name="ce20" office:value-type="float" office:value="12.1606973984394">
            <text:p>12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587269882348">
            <text:p>145,6</text:p>
          </table:table-cell>
          <table:table-cell table:style-name="ce20" office:value-type="float" office:value="16.0333819056746">
            <text:p>16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327810220508">
            <text:p>145,3</text:p>
          </table:table-cell>
          <table:table-cell table:style-name="ce20" office:value-type="float" office:value="15.8313145178585">
            <text:p>15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1.9998606317177">
            <text:p>8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121231525746">
            <text:p>159,1</text:p>
          </table:table-cell>
          <table:table-cell table:style-name="ce20" office:value-type="float" office:value="26.5736418316118">
            <text:p>26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9.5156216322709">
            <text:p>99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2734790758531">
            <text:p>97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7043322562482">
            <text:p>90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1401012132534">
            <text:p>71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9.5326940504205">
            <text:p>59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6552759814">
            <text:p>162,7</text:p>
          </table:table-cell>
          <table:table-cell table:style-name="ce20" office:value-type="float" office:value="29.3259584210839">
            <text:p>29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1.561489970745">
            <text:p>241,6</text:p>
          </table:table-cell>
          <table:table-cell table:style-name="ce20" office:value-type="float" office:value="90.7781796651859">
            <text:p>90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0.139701059702">
            <text:p>100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0.966425485119">
            <text:p>181,0</text:p>
          </table:table-cell>
          <table:table-cell table:style-name="ce20" office:value-type="float" office:value="43.5866959935183">
            <text:p>43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7650746851301">
            <text:p>71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598584842686">
            <text:p>159,6</text:p>
          </table:table-cell>
          <table:table-cell table:style-name="ce20" office:value-type="float" office:value="26.9454049686459">
            <text:p>2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7.863807953973">
            <text:p>217,9</text:p>
          </table:table-cell>
          <table:table-cell table:style-name="ce20" office:value-type="float" office:value="72.3224063535465">
            <text:p>72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741050073077">
            <text:p>101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4154475638284">
            <text:p>65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04.188817225789">
            <text:p>304,2</text:p>
          </table:table-cell>
          <table:table-cell table:style-name="ce20" office:value-type="float" office:value="139.552391173083">
            <text:p>139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908406122174">
            <text:p>102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0.353880971119">
            <text:p>180,4</text:p>
          </table:table-cell>
          <table:table-cell table:style-name="ce20" office:value-type="float" office:value="43.1096458463486">
            <text:p>43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7392513817568">
            <text:p>97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8709992547063">
            <text:p>94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973778431574">
            <text:p>125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2755160519791">
            <text:p>70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546320519592">
            <text:p>179,5</text:p>
          </table:table-cell>
          <table:table-cell table:style-name="ce20" office:value-type="float" office:value="42.4807171343224">
            <text:p>42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4.417558604425">
            <text:p>114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0.642397104144">
            <text:p>100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number-style style:name="N155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7:55: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7:56:22</dc:date>
    <meta:generator>LibreOffice/4.0.3.3$MacOSX_x86 LibreOffice_project/0eaa50a932c8f2199a615e1eb30f7ac74279539</meta:generator>
    <meta:editing-duration>PT41S</meta:editing-duration>
    <meta:editing-cycles>3</meta:editing-cycles>
    <meta:document-statistic meta:table-count="2" meta:cell-count="6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scatter" chart:style-name="ch1">
        <chart:title svg:x="2.793cm" svg:y="0.252cm" chart:style-name="ch2">
          <text:p>European Option Payoff</text:p>
        </chart:title>
        <chart:plot-area chart:style-name="ch3" table:cell-range-address="MonteCarloBlackScholes.B39:MonteCarloBlackScholes.C288" svg:x="0.088cm" svg:y="0.98cm" svg:width="8.356cm" svg:height="4.515cm">
          <chartooo:coordinate-region svg:x="1.055cm" svg:y="1.142cm" svg:width="7.029cm" svg:height="3.78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12591">
                <text:p>74.7962632612591</text:p>
                <draw:g>
                  <svg:desc>MonteCarloBlackScholes.B39:MonteCarloBlackScholes.B288</svg:desc>
                </draw:g>
              </table:table-cell>
              <table:table-cell office:value-type="float" office:value="0">
                <text:p>0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71148">
                <text:p>93.008369337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59132">
                <text:p>52.426258725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6894">
                <text:p>100.46520306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97215">
                <text:p>207.248319797215</text:p>
              </table:table-cell>
              <table:table-cell office:value-type="float" office:value="64.0550558643786">
                <text:p>64.0550558643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941">
                <text:p>110.13325753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29034">
                <text:p>56.094259332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00795">
                <text:p>67.857886850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90612">
                <text:p>146.881510090612</text:p>
              </table:table-cell>
              <table:table-cell office:value-type="float" office:value="17.0413371933534">
                <text:p>17.0413371933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9264">
                <text:p>124.39809290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904943">
                <text:p>46.754211490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934347">
                <text:p>81.714163693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64171">
                <text:p>50.215953726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12773">
                <text:p>114.21098821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766">
                <text:p>130.50491795766</text:p>
              </table:table-cell>
              <table:table-cell office:value-type="float" office:value="4.28723441616955">
                <text:p>4.28723441616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8182">
                <text:p>108.8522013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46183">
                <text:p>141.503347546183</text:p>
              </table:table-cell>
              <table:table-cell office:value-type="float" office:value="12.8528199922666">
                <text:p>12.8528199922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66837">
                <text:p>76.684362966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82596">
                <text:p>98.815574158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3928">
                <text:p>171.766793243928</text:p>
              </table:table-cell>
              <table:table-cell office:value-type="float" office:value="36.4220152001098">
                <text:p>36.4220152001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614558">
                <text:p>79.302536361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9102">
                <text:p>141.207713509102</text:p>
              </table:table-cell>
              <table:table-cell office:value-type="float" office:value="12.6225799726854">
                <text:p>12.6225799726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7297">
                <text:p>206.331328827297</text:p>
              </table:table-cell>
              <table:table-cell office:value-type="float" office:value="63.3409025789369">
                <text:p>63.3409025789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71512">
                <text:p>125.625811971512</text:p>
              </table:table-cell>
              <table:table-cell office:value-type="float" office:value="0.4873828534689">
                <text:p>0.4873828534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5184">
                <text:p>67.242366445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66528">
                <text:p>207.326224866528</text:p>
              </table:table-cell>
              <table:table-cell office:value-type="float" office:value="64.1157283933649">
                <text:p>64.1157283933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0284">
                <text:p>125.438832050284</text:p>
              </table:table-cell>
              <table:table-cell office:value-type="float" office:value="0.341762744397937">
                <text:p>0.341762744397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600366">
                <text:p>68.255826460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73962">
                <text:p>81.192326107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1295">
                <text:p>96.689463562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18084">
                <text:p>79.879959791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41079">
                <text:p>90.28179694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00819">
                <text:p>82.3130060600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63657">
                <text:p>170.495630163657</text:p>
              </table:table-cell>
              <table:table-cell office:value-type="float" office:value="35.432032397783">
                <text:p>35.432032397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26677">
                <text:p>55.8251786526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5455">
                <text:p>110.18912785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091">
                <text:p>113.664665145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192276">
                <text:p>87.620704319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296769">
                <text:p>103.760470296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7939">
                <text:p>125.024123327939</text:p>
              </table:table-cell>
              <table:table-cell office:value-type="float" office:value="0.0187872666892215">
                <text:p>0.0187872666892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88081">
                <text:p>116.21925598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8468">
                <text:p>115.6318857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51934">
                <text:p>207.386709651934</text:p>
              </table:table-cell>
              <table:table-cell office:value-type="float" office:value="64.1628339916025">
                <text:p>64.1628339916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6705">
                <text:p>139.296164426705</text:p>
              </table:table-cell>
              <table:table-cell office:value-type="float" office:value="11.1338640504355">
                <text:p>11.1338640504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3286">
                <text:p>88.51966907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23173">
                <text:p>88.09301982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10831">
                <text:p>74.3533854910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74788">
                <text:p>142.480976674788</text:p>
              </table:table-cell>
              <table:table-cell office:value-type="float" office:value="13.6141983231775">
                <text:p>13.6141983231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76731">
                <text:p>101.423815976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49693">
                <text:p>72.329603934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52053">
                <text:p>162.504708952053</text:p>
              </table:table-cell>
              <table:table-cell office:value-type="float" office:value="29.2086967007241">
                <text:p>29.2086967007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27537">
                <text:p>82.766194522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41184">
                <text:p>144.865929241184</text:p>
              </table:table-cell>
              <table:table-cell office:value-type="float" office:value="15.4716012494749">
                <text:p>15.4716012494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4006372">
                <text:p>96.261524400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20132">
                <text:p>134.708516620132</text:p>
              </table:table-cell>
              <table:table-cell office:value-type="float" office:value="7.56100034622055">
                <text:p>7.56100034622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9819">
                <text:p>129.454698009819</text:p>
              </table:table-cell>
              <table:table-cell office:value-type="float" office:value="3.46932229839338">
                <text:p>3.46932229839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796878">
                <text:p>88.1565830796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267">
                <text:p>60.199088295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1335">
                <text:p>36.13715390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6398">
                <text:p>120.925924556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3887">
                <text:p>122.04484839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1545">
                <text:p>179.653777761545</text:p>
              </table:table-cell>
              <table:table-cell office:value-type="float" office:value="42.5644049185019">
                <text:p>42.5644049185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12711">
                <text:p>82.871060591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2488">
                <text:p>154.037719032488</text:p>
              </table:table-cell>
              <table:table-cell office:value-type="float" office:value="22.6145983211089">
                <text:p>22.6145983211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953646">
                <text:p>80.301023895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67369">
                <text:p>57.9453292667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44163">
                <text:p>75.666856424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81769">
                <text:p>69.972634418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0964">
                <text:p>114.255849380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749">
                <text:p>128.53632438749</text:p>
              </table:table-cell>
              <table:table-cell office:value-type="float" office:value="2.75409220217203">
                <text:p>2.75409220217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0521">
                <text:p>109.17144471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81536">
                <text:p>57.459265228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948328">
                <text:p>46.991750294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14631">
                <text:p>70.2137851414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6407">
                <text:p>101.69470210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66843">
                <text:p>94.48626950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06069">
                <text:p>95.992396390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484">
                <text:p>158.314910633484</text:p>
              </table:table-cell>
              <table:table-cell office:value-type="float" office:value="25.945678489311">
                <text:p>25.945678489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517171">
                <text:p>72.5986126517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2391">
                <text:p>61.229867294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129268">
                <text:p>61.969683812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4824">
                <text:p>145.703667534824</text:p>
              </table:table-cell>
              <table:table-cell office:value-type="float" office:value="16.1240324885706">
                <text:p>16.1240324885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501971">
                <text:p>123.55545350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2806">
                <text:p>99.567596568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64678">
                <text:p>118.09077006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79934">
                <text:p>56.289307437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40231">
                <text:p>65.777588634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30648">
                <text:p>75.7472408530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99234">
                <text:p>174.061641099234</text:p>
              </table:table-cell>
              <table:table-cell office:value-type="float" office:value="38.2092445068514">
                <text:p>38.2092445068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92537">
                <text:p>146.518636692537</text:p>
              </table:table-cell>
              <table:table-cell office:value-type="float" office:value="16.7587311067769">
                <text:p>16.75873110677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272">
                <text:p>107.25280446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28529">
                <text:p>73.2063127228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32986">
                <text:p>45.98881706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45485">
                <text:p>70.096889044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603253">
                <text:p>136.545069603253</text:p>
              </table:table-cell>
              <table:table-cell office:value-type="float" office:value="8.99130924762763">
                <text:p>8.99130924762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3941">
                <text:p>130.025809083941</text:p>
              </table:table-cell>
              <table:table-cell office:value-type="float" office:value="3.91410405014034">
                <text:p>3.9141040501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48888">
                <text:p>295.500044548888</text:p>
              </table:table-cell>
              <table:table-cell office:value-type="float" office:value="132.785568208384">
                <text:p>132.785568208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9769">
                <text:p>244.170374119769</text:p>
              </table:table-cell>
              <table:table-cell office:value-type="float" office:value="92.8099806833886">
                <text:p>92.8099806833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89112">
                <text:p>52.726315468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40608">
                <text:p>89.104918684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5563">
                <text:p>158.762575225563</text:p>
              </table:table-cell>
              <table:table-cell office:value-type="float" office:value="26.294320024176">
                <text:p>26.294320024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352">
                <text:p>113.58503826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90565">
                <text:p>179.774739290565</text:p>
              </table:table-cell>
              <table:table-cell office:value-type="float" office:value="42.6586098520243">
                <text:p>42.6586098520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31473">
                <text:p>94.222605023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198625">
                <text:p>151.593234198625</text:p>
              </table:table-cell>
              <table:table-cell office:value-type="float" office:value="20.71083161829">
                <text:p>20.710831618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34888">
                <text:p>137.520829634888</text:p>
              </table:table-cell>
              <table:table-cell office:value-type="float" office:value="9.75123192435461">
                <text:p>9.751231924354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1513">
                <text:p>145.347262681513</text:p>
              </table:table-cell>
              <table:table-cell office:value-type="float" office:value="15.8464641097221">
                <text:p>15.84646410972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62714">
                <text:p>88.115216426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076357">
                <text:p>82.4582384076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14164">
                <text:p>130.613811214164</text:p>
              </table:table-cell>
              <table:table-cell office:value-type="float" office:value="4.37204056960572">
                <text:p>4.37204056960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175">
                <text:p>158.65037413175</text:p>
              </table:table-cell>
              <table:table-cell office:value-type="float" office:value="26.2069377244524">
                <text:p>26.20693772445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38636">
                <text:p>293.239401638636</text:p>
              </table:table-cell>
              <table:table-cell office:value-type="float" office:value="131.024977739634">
                <text:p>131.024977739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4937">
                <text:p>138.569205204937</text:p>
              </table:table-cell>
              <table:table-cell office:value-type="float" office:value="10.5677076392615">
                <text:p>10.56770763926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9304">
                <text:p>85.961629873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20174">
                <text:p>162.421692020174</text:p>
              </table:table-cell>
              <table:table-cell office:value-type="float" office:value="29.1440430491687">
                <text:p>29.14404304916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7265">
                <text:p>62.016793796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29767">
                <text:p>150.777854129767</text:p>
              </table:table-cell>
              <table:table-cell office:value-type="float" office:value="20.075812982163">
                <text:p>20.075812982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159585">
                <text:p>98.294060515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40281">
                <text:p>36.286817754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48162">
                <text:p>82.7857344048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906753">
                <text:p>98.5117069906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1151">
                <text:p>39.561667630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893504">
                <text:p>171.045651893504</text:p>
              </table:table-cell>
              <table:table-cell office:value-type="float" office:value="35.8603897516944">
                <text:p>35.86038975169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81259">
                <text:p>178.166215581259</text:p>
              </table:table-cell>
              <table:table-cell office:value-type="float" office:value="41.4058903276279">
                <text:p>41.405890327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53755">
                <text:p>97.965787545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28114">
                <text:p>60.87545932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91367">
                <text:p>129.042786991367</text:p>
              </table:table-cell>
              <table:table-cell office:value-type="float" office:value="3.14852567466784">
                <text:p>3.14852567466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47413">
                <text:p>92.045060104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56737">
                <text:p>175.415819656737</text:p>
              </table:table-cell>
              <table:table-cell office:value-type="float" office:value="39.2638798278536">
                <text:p>39.2638798278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20536">
                <text:p>145.207359320536</text:p>
              </table:table-cell>
              <table:table-cell office:value-type="float" office:value="15.7375072626389">
                <text:p>15.73750726263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2766">
                <text:p>129.093098462766</text:p>
              </table:table-cell>
              <table:table-cell office:value-type="float" office:value="3.18770828799065">
                <text:p>3.18770828799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8868">
                <text:p>155.16605008868</text:p>
              </table:table-cell>
              <table:table-cell office:value-type="float" office:value="23.4933434312351">
                <text:p>23.4933434312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89634">
                <text:p>102.925371889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68875">
                <text:p>248.433477968875</text:p>
              </table:table-cell>
              <table:table-cell office:value-type="float" office:value="96.1300892993872">
                <text:p>96.130089299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6369">
                <text:p>166.754725636369</text:p>
              </table:table-cell>
              <table:table-cell office:value-type="float" office:value="32.518613022536">
                <text:p>32.5186130225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768852">
                <text:p>96.78464817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44036">
                <text:p>111.8201395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90986">
                <text:p>82.536428009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4523">
                <text:p>123.661108014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293303">
                <text:p>133.612490293303</text:p>
              </table:table-cell>
              <table:table-cell office:value-type="float" office:value="6.70741418461895">
                <text:p>6.70741418461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4897">
                <text:p>117.412191914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70812">
                <text:p>182.063710870812</text:p>
              </table:table-cell>
              <table:table-cell office:value-type="float" office:value="44.441262711149">
                <text:p>44.4412627111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79428">
                <text:p>156.482702679428</text:p>
              </table:table-cell>
              <table:table-cell office:value-type="float" office:value="24.5187534999429">
                <text:p>24.51875349994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6001539">
                <text:p>116.16770600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58714">
                <text:p>199.461150358714</text:p>
              </table:table-cell>
              <table:table-cell office:value-type="float" office:value="57.9904022077638">
                <text:p>57.9904022077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8955417">
                <text:p>63.677721895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1814">
                <text:p>209.224466311814</text:p>
              </table:table-cell>
              <table:table-cell office:value-type="float" office:value="65.5940803174121">
                <text:p>65.5940803174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09872">
                <text:p>107.03767609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7961">
                <text:p>223.148348637961</text:p>
              </table:table-cell>
              <table:table-cell office:value-type="float" office:value="76.4380107764094">
                <text:p>76.43801077640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83844">
                <text:p>236.600683283844</text:p>
              </table:table-cell>
              <table:table-cell office:value-type="float" office:value="86.9146995327612">
                <text:p>86.91469953276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542">
                <text:p>83.366253701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6462">
                <text:p>105.64145346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76466">
                <text:p>72.698437137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2482">
                <text:p>123.68320987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12827">
                <text:p>92.348755451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57357">
                <text:p>91.829404105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56393">
                <text:p>206.753925956393</text:p>
              </table:table-cell>
              <table:table-cell office:value-type="float" office:value="63.6700215540007">
                <text:p>63.67002155400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14254">
                <text:p>103.481664614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56153">
                <text:p>124.049190956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28717">
                <text:p>63.635727802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798">
                <text:p>106.89236572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47757">
                <text:p>192.733893447757</text:p>
              </table:table-cell>
              <table:table-cell office:value-type="float" office:value="52.7512092575881">
                <text:p>52.7512092575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4901">
                <text:p>77.1006354444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12759">
                <text:p>41.306735691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28985">
                <text:p>145.254745328985</text:p>
              </table:table-cell>
              <table:table-cell office:value-type="float" office:value="15.7744115231256">
                <text:p>15.7744115231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76016">
                <text:p>188.067404176016</text:p>
              </table:table-cell>
              <table:table-cell office:value-type="float" office:value="49.116943758562">
                <text:p>49.1169437585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990629">
                <text:p>90.621263699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7836">
                <text:p>328.233160127836</text:p>
              </table:table-cell>
              <table:table-cell office:value-type="float" office:value="158.278144253635">
                <text:p>158.278144253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32633">
                <text:p>125.367906932633</text:p>
              </table:table-cell>
              <table:table-cell office:value-type="float" office:value="0.286526207232083">
                <text:p>0.286526207232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0267">
                <text:p>112.76207571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66855">
                <text:p>259.783692366855</text:p>
              </table:table-cell>
              <table:table-cell office:value-type="float" office:value="104.969645160562">
                <text:p>104.9696451605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84853">
                <text:p>162.875361284853</text:p>
              </table:table-cell>
              <table:table-cell office:value-type="float" office:value="29.4973610277562">
                <text:p>29.49736102775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76676">
                <text:p>172.981004376676</text:p>
              </table:table-cell>
              <table:table-cell office:value-type="float" office:value="37.3676437811075">
                <text:p>37.3676437811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6338">
                <text:p>83.60520084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91797">
                <text:p>165.612303891797</text:p>
              </table:table-cell>
              <table:table-cell office:value-type="float" office:value="31.6288940732654">
                <text:p>31.6288940732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3343">
                <text:p>198.624982323343</text:p>
              </table:table-cell>
              <table:table-cell office:value-type="float" office:value="57.3391938870379">
                <text:p>57.33919388703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26334">
                <text:p>142.212494826334</text:p>
              </table:table-cell>
              <table:table-cell office:value-type="float" office:value="13.4051044493611">
                <text:p>13.4051044493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44081">
                <text:p>125.354467244081</text:p>
              </table:table-cell>
              <table:table-cell office:value-type="float" office:value="0.276059367263119">
                <text:p>0.276059367263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3586">
                <text:p>123.362613773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794318">
                <text:p>292.360629794318</text:p>
              </table:table-cell>
              <table:table-cell office:value-type="float" office:value="130.340589539138">
                <text:p>130.340589539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24727">
                <text:p>86.194951924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71045">
                <text:p>92.202726167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3262">
                <text:p>173.888791973262</text:p>
              </table:table-cell>
              <table:table-cell office:value-type="float" office:value="38.0746294721916">
                <text:p>38.0746294721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592">
                <text:p>175.852102738592</text:p>
              </table:table-cell>
              <table:table-cell office:value-type="float" office:value="39.6036574336426">
                <text:p>39.60365743364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39151">
                <text:p>111.94475413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73">
                <text:p>130.00608065573</text:p>
              </table:table-cell>
              <table:table-cell office:value-type="float" office:value="3.89873953480104">
                <text:p>3.89873953480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244">
                <text:p>151.69131305244</text:p>
              </table:table-cell>
              <table:table-cell office:value-type="float" office:value="20.7872155064446">
                <text:p>20.7872155064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0469">
                <text:p>131.844128690469</text:p>
              </table:table-cell>
              <table:table-cell office:value-type="float" office:value="5.33021278357853">
                <text:p>5.330212783578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42767">
                <text:p>76.802899874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58671">
                <text:p>102.15251925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14316">
                <text:p>111.27185721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698">
                <text:p>116.627162867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00028">
                <text:p>69.1751587900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17675">
                <text:p>47.7845885917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36452">
                <text:p>85.934819313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40116">
                <text:p>210.895441240116</text:p>
              </table:table-cell>
              <table:table-cell office:value-type="float" office:value="66.8954369000659">
                <text:p>66.8954369000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8219">
                <text:p>117.233986268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09065">
                <text:p>58.145849670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36434">
                <text:p>118.48246683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62334">
                <text:p>121.73384896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379637">
                <text:p>95.525804837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85441">
                <text:p>200.333780485441</text:p>
              </table:table-cell>
              <table:table-cell office:value-type="float" office:value="58.6700072337906">
                <text:p>58.67000723379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8157">
                <text:p>219.76125838157</text:p>
              </table:table-cell>
              <table:table-cell office:value-type="float" office:value="73.8001422323985">
                <text:p>73.80014223239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5427">
                <text:p>67.0144033825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66601">
                <text:p>213.016359566601</text:p>
              </table:table-cell>
              <table:table-cell office:value-type="float" office:value="68.5472097535633">
                <text:p>68.54720975356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4331">
                <text:p>231.330815664331</text:p>
              </table:table-cell>
              <table:table-cell office:value-type="float" office:value="82.8105225040021">
                <text:p>82.810522504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3905">
                <text:p>66.526931882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83335">
                <text:p>65.103591978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74651">
                <text:p>188.389402074651</text:p>
              </table:table-cell>
              <table:table-cell office:value-type="float" office:value="49.3677159741665">
                <text:p>49.36771597416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69075">
                <text:p>86.6053112169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6072">
                <text:p>149.615796506072</text:p>
              </table:table-cell>
              <table:table-cell office:value-type="float" office:value="19.1708015948554">
                <text:p>19.17080159485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8706">
                <text:p>76.67943981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210887">
                <text:p>72.740278321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08867">
                <text:p>294.435170008867</text:p>
              </table:table-cell>
              <table:table-cell office:value-type="float" office:value="131.956243082742">
                <text:p>131.9562430827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1788">
                <text:p>95.17155979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22742">
                <text:p>224.200270922742</text:p>
              </table:table-cell>
              <table:table-cell office:value-type="float" office:value="77.2572486755273">
                <text:p>77.2572486755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72865">
                <text:p>232.559534672865</text:p>
              </table:table-cell>
              <table:table-cell office:value-type="float" office:value="83.7674498300232">
                <text:p>83.76744983002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36394">
                <text:p>168.014651836394</text:p>
              </table:table-cell>
              <table:table-cell office:value-type="float" office:value="33.4998445337274">
                <text:p>33.49984453372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6414">
                <text:p>112.645716496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13887">
                <text:p>151.344897913887</text:p>
              </table:table-cell>
              <table:table-cell office:value-type="float" office:value="20.5174271252717">
                <text:p>20.51742712527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993">
                <text:p>131.187887552993</text:p>
              </table:table-cell>
              <table:table-cell office:value-type="float" office:value="4.81913167182873">
                <text:p>4.819131671828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4245">
                <text:p>140.614644544245</text:p>
              </table:table-cell>
              <table:table-cell office:value-type="float" office:value="12.1606973984394">
                <text:p>12.1606973984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2348">
                <text:p>145.587269882348</text:p>
              </table:table-cell>
              <table:table-cell office:value-type="float" office:value="16.0333819056746">
                <text:p>16.0333819056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0508">
                <text:p>145.327810220508</text:p>
              </table:table-cell>
              <table:table-cell office:value-type="float" office:value="15.8313145178585">
                <text:p>15.83131451785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317177">
                <text:p>81.9998606317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25746">
                <text:p>159.121231525746</text:p>
              </table:table-cell>
              <table:table-cell office:value-type="float" office:value="26.5736418316118">
                <text:p>26.57364183161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22709">
                <text:p>99.515621632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8531">
                <text:p>97.2734790758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562482">
                <text:p>90.704332256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132534">
                <text:p>71.140101213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04205">
                <text:p>59.5326940504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14">
                <text:p>162.6552759814</text:p>
              </table:table-cell>
              <table:table-cell office:value-type="float" office:value="29.3259584210839">
                <text:p>29.32595842108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70745">
                <text:p>241.561489970745</text:p>
              </table:table-cell>
              <table:table-cell office:value-type="float" office:value="90.7781796651859">
                <text:p>90.7781796651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9702">
                <text:p>100.139701059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85119">
                <text:p>180.966425485119</text:p>
              </table:table-cell>
              <table:table-cell office:value-type="float" office:value="43.5866959935183">
                <text:p>43.5866959935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1301">
                <text:p>71.765074685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42686">
                <text:p>159.598584842686</text:p>
              </table:table-cell>
              <table:table-cell office:value-type="float" office:value="26.9454049686459">
                <text:p>26.94540496864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53973">
                <text:p>217.863807953973</text:p>
              </table:table-cell>
              <table:table-cell office:value-type="float" office:value="72.3224063535465">
                <text:p>72.3224063535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3077">
                <text:p>101.7410500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38284">
                <text:p>65.4154475638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5789">
                <text:p>304.188817225789</text:p>
              </table:table-cell>
              <table:table-cell office:value-type="float" office:value="139.552391173083">
                <text:p>139.5523911730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174">
                <text:p>102.90840612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1119">
                <text:p>180.353880971119</text:p>
              </table:table-cell>
              <table:table-cell office:value-type="float" office:value="43.1096458463486">
                <text:p>43.10964584634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17568">
                <text:p>97.739251381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7063">
                <text:p>94.8709992547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31574">
                <text:p>124.97377843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9791">
                <text:p>70.275516051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19592">
                <text:p>179.546320519592</text:p>
              </table:table-cell>
              <table:table-cell office:value-type="float" office:value="42.4807171343224">
                <text:p>42.4807171343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604425">
                <text:p>114.417558604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144">
                <text:p>100.6423971041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graphic-properties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bar" chart:style-name="ch1">
        <chart:title svg:x="3.573cm" svg:y="0.252cm" chart:style-name="ch2">
          <text:p>Distribution</text:p>
        </chart:title>
        <chart:plot-area chart:style-name="ch3" table:cell-range-address="MonteCarloBlackScholes.E39:MonteCarloBlackScholes.F59" chart:data-source-has-labels="column" svg:x="0.25cm" svg:y="0.98cm" svg:width="8.025cm" svg:height="4.803cm">
          <chartooo:coordinate-region svg:x="0.824cm" svg:y="1.142cm" svg:width="7.451cm" svg:height="3.836cm"/>
          <chart:axis chart:dimension="x" chart:name="primary-x" chart:style-name="ch4" chartooo:axis-type="auto">
            <chartooo:date-scale/>
            <chart:categories table:cell-range-address="MonteCarloBlackScholes.E39:MonteCarloBlackScholes.E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F39:MonteCarloBlackScholes.F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E39:MonteCarloBlackScholes.E59</svg:desc>
                </draw:g>
              </table:table-cell>
              <table:table-cell office:value-type="float" office:value="0">
                <text:p>0</text:p>
                <draw:g>
                  <svg:desc>MonteCarloBlackScholes.F39:MonteCarloBlackScholes.F5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